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non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able_20_Heading">
      <style:text-properties fo:background-color="#ff00c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background-color="#66ffff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 style:list-style-name="L22">
      <style:paragraph-properties fo:text-align="justify" style:justify-single-word="false"/>
    </style:style>
    <style:style style:name="P12" style:family="paragraph" style:parent-style-name="Standard" style:list-style-name="L32">
      <style:paragraph-properties fo:text-align="justify" style:justify-single-word="false"/>
    </style:style>
    <style:style style:name="P13" style:family="paragraph" style:parent-style-name="Standard" style:list-style-name="L36">
      <style:paragraph-properties fo:text-align="justify" style:justify-single-word="false"/>
    </style:style>
    <style:style style:name="P14" style:family="paragraph" style:parent-style-name="Standard" style:list-style-name="L38">
      <style:paragraph-properties fo:text-align="justify" style:justify-single-word="false"/>
    </style:style>
    <style:style style:name="P15" style:family="paragraph" style:parent-style-name="Standard" style:list-style-name="L39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style:text-underline-style="none"/>
    </style:style>
    <style:style style:name="P17" style:family="paragraph" style:parent-style-name="Standard" style:list-style-name="L4">
      <style:paragraph-properties fo:text-align="justify" style:justify-single-word="false"/>
      <style:text-properties style:text-underline-style="none"/>
    </style:style>
    <style:style style:name="P18" style:family="paragraph" style:parent-style-name="Standard" style:list-style-name="L5">
      <style:paragraph-properties fo:text-align="justify" style:justify-single-word="false"/>
      <style:text-properties style:text-underline-style="none"/>
    </style:style>
    <style:style style:name="P19" style:family="paragraph" style:parent-style-name="Standard" style:list-style-name="L6">
      <style:paragraph-properties fo:text-align="justify" style:justify-single-word="false"/>
      <style:text-properties style:text-underline-style="none"/>
    </style:style>
    <style:style style:name="P20" style:family="paragraph" style:parent-style-name="Standard" style:list-style-name="L7">
      <style:paragraph-properties fo:text-align="justify" style:justify-single-word="false"/>
      <style:text-properties style:text-underline-style="none"/>
    </style:style>
    <style:style style:name="P21" style:family="paragraph" style:parent-style-name="Standard" style:list-style-name="L8">
      <style:paragraph-properties fo:text-align="justify" style:justify-single-word="false"/>
      <style:text-properties style:text-underline-style="none"/>
    </style:style>
    <style:style style:name="P22" style:family="paragraph" style:parent-style-name="Standard" style:list-style-name="L9">
      <style:paragraph-properties fo:text-align="justify" style:justify-single-word="false"/>
      <style:text-properties style:text-underline-style="none"/>
    </style:style>
    <style:style style:name="P23" style:family="paragraph" style:parent-style-name="Standard" style:list-style-name="L10">
      <style:paragraph-properties fo:text-align="justify" style:justify-single-word="false"/>
      <style:text-properties style:text-underline-style="none"/>
    </style:style>
    <style:style style:name="P24" style:family="paragraph" style:parent-style-name="Standard" style:list-style-name="L11">
      <style:paragraph-properties fo:text-align="justify" style:justify-single-word="false"/>
      <style:text-properties style:text-underline-style="none"/>
    </style:style>
    <style:style style:name="P25" style:family="paragraph" style:parent-style-name="Standard" style:list-style-name="L12">
      <style:paragraph-properties fo:text-align="justify" style:justify-single-word="false"/>
      <style:text-properties style:text-underline-style="none"/>
    </style:style>
    <style:style style:name="P26" style:family="paragraph" style:parent-style-name="Standard" style:list-style-name="L13">
      <style:paragraph-properties fo:text-align="justify" style:justify-single-word="false"/>
      <style:text-properties style:text-underline-style="none"/>
    </style:style>
    <style:style style:name="P27" style:family="paragraph" style:parent-style-name="Standard" style:list-style-name="L14">
      <style:paragraph-properties fo:text-align="justify" style:justify-single-word="false"/>
      <style:text-properties style:text-underline-style="none"/>
    </style:style>
    <style:style style:name="P28" style:family="paragraph" style:parent-style-name="Standard" style:list-style-name="L15">
      <style:paragraph-properties fo:text-align="justify" style:justify-single-word="false"/>
      <style:text-properties style:text-underline-style="none"/>
    </style:style>
    <style:style style:name="P29" style:family="paragraph" style:parent-style-name="Standard" style:list-style-name="L16">
      <style:paragraph-properties fo:text-align="justify" style:justify-single-word="false"/>
      <style:text-properties style:text-underline-style="none"/>
    </style:style>
    <style:style style:name="P30" style:family="paragraph" style:parent-style-name="Standard" style:list-style-name="L17">
      <style:paragraph-properties fo:text-align="justify" style:justify-single-word="false"/>
      <style:text-properties style:text-underline-style="none"/>
    </style:style>
    <style:style style:name="P31" style:family="paragraph" style:parent-style-name="Standard" style:list-style-name="L18">
      <style:paragraph-properties fo:text-align="justify" style:justify-single-word="false"/>
      <style:text-properties style:text-underline-style="none"/>
    </style:style>
    <style:style style:name="P32" style:family="paragraph" style:parent-style-name="Standard" style:list-style-name="L19">
      <style:paragraph-properties fo:text-align="justify" style:justify-single-word="false"/>
      <style:text-properties style:text-underline-style="none"/>
    </style:style>
    <style:style style:name="P33" style:family="paragraph" style:parent-style-name="Standard" style:list-style-name="L20">
      <style:paragraph-properties fo:text-align="justify" style:justify-single-word="false"/>
      <style:text-properties style:text-underline-style="none"/>
    </style:style>
    <style:style style:name="P34" style:family="paragraph" style:parent-style-name="Standard" style:list-style-name="L21">
      <style:paragraph-properties fo:text-align="justify" style:justify-single-word="false"/>
      <style:text-properties style:text-underline-style="none"/>
    </style:style>
    <style:style style:name="P35" style:family="paragraph" style:parent-style-name="Standard" style:list-style-name="L23">
      <style:paragraph-properties fo:text-align="justify" style:justify-single-word="false"/>
      <style:text-properties style:text-underline-style="none"/>
    </style:style>
    <style:style style:name="P36" style:family="paragraph" style:parent-style-name="Standard" style:list-style-name="L24">
      <style:paragraph-properties fo:text-align="justify" style:justify-single-word="false"/>
      <style:text-properties style:text-underline-style="none"/>
    </style:style>
    <style:style style:name="P37" style:family="paragraph" style:parent-style-name="Standard" style:list-style-name="L25">
      <style:paragraph-properties fo:text-align="justify" style:justify-single-word="false"/>
      <style:text-properties style:text-underline-style="none"/>
    </style:style>
    <style:style style:name="P38" style:family="paragraph" style:parent-style-name="Standard" style:list-style-name="L26">
      <style:paragraph-properties fo:text-align="justify" style:justify-single-word="false"/>
      <style:text-properties style:text-underline-style="none"/>
    </style:style>
    <style:style style:name="P39" style:family="paragraph" style:parent-style-name="Standard" style:list-style-name="L27">
      <style:paragraph-properties fo:text-align="justify" style:justify-single-word="false"/>
      <style:text-properties style:text-underline-style="none"/>
    </style:style>
    <style:style style:name="P40" style:family="paragraph" style:parent-style-name="Standard" style:list-style-name="L28">
      <style:paragraph-properties fo:text-align="justify" style:justify-single-word="false"/>
      <style:text-properties style:text-underline-style="none"/>
    </style:style>
    <style:style style:name="P41" style:family="paragraph" style:parent-style-name="Standard" style:list-style-name="L29">
      <style:paragraph-properties fo:text-align="justify" style:justify-single-word="false"/>
      <style:text-properties style:text-underline-style="none"/>
    </style:style>
    <style:style style:name="P42" style:family="paragraph" style:parent-style-name="Standard" style:list-style-name="L30">
      <style:paragraph-properties fo:text-align="justify" style:justify-single-word="false"/>
      <style:text-properties style:text-underline-style="none"/>
    </style:style>
    <style:style style:name="P43" style:family="paragraph" style:parent-style-name="Standard" style:list-style-name="L31">
      <style:paragraph-properties fo:text-align="justify" style:justify-single-word="false"/>
      <style:text-properties style:text-underline-style="none"/>
    </style:style>
    <style:style style:name="P44" style:family="paragraph" style:parent-style-name="Standard" style:list-style-name="L33">
      <style:paragraph-properties fo:text-align="justify" style:justify-single-word="false"/>
      <style:text-properties style:text-underline-style="none"/>
    </style:style>
    <style:style style:name="P45" style:family="paragraph" style:parent-style-name="Standard" style:list-style-name="L34">
      <style:paragraph-properties fo:text-align="justify" style:justify-single-word="false"/>
      <style:text-properties style:text-underline-style="none"/>
    </style:style>
    <style:style style:name="P4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fo:font-size="22pt" style:text-underline-style="none" fo:font-weight="bold" fo:background-color="#0066cc" style:font-size-asian="22pt" style:font-weight-asian="bold" style:font-size-complex="22pt" style:font-weight-complex="bold"/>
    </style:style>
    <style:style style:name="T9" style:family="text">
      <style:text-properties fo:font-size="22pt" style:text-underline-style="none" fo:font-weight="bold" fo:background-color="#ffffff" style:font-size-asian="22pt" style:font-weight-asian="bold" style:font-size-complex="22pt" style:font-weight-complex="bold"/>
    </style:style>
    <style:style style:name="T10" style:family="text">
      <style:text-properties fo:color="#0000cc" fo:font-size="22pt" style:text-underline-style="none" fo:font-weight="bold" fo:background-color="#ffffff" style:font-size-asian="22pt" style:font-weight-asian="bold" style:font-size-complex="22pt" style:font-weight-complex="bold"/>
    </style:style>
    <style:style style:name="T11" style:family="text">
      <style:text-properties fo:color="#0000cc" style:font-name="Trebuchet MS" fo:font-size="22pt" style:text-underline-style="none" fo:font-weight="bold" fo:background-color="#ffffff" style:font-size-asian="22pt" style:font-weight-asian="bold" style:font-size-complex="22pt" style:font-weight-complex="bold"/>
    </style:style>
    <style:style style:name="T12" style:family="text">
      <style:text-properties fo:color="#0000cc" style:font-name="Bahnschrift SemiLight" fo:font-size="22pt" style:text-underline-style="none" fo:font-weight="bold" fo:background-color="#ffffff" style:font-size-asian="22pt" style:font-weight-asian="bold" style:font-size-complex="22pt" style:font-weight-complex="bold"/>
    </style:style>
    <style:style style:name="T13" style:family="text">
      <style:text-properties fo:color="#00cc33" style:font-name="Bahnschrift SemiLight" fo:font-size="22pt" style:text-underline-style="none" fo:font-weight="bold" fo:background-color="#ffffff" style:font-size-asian="22pt" style:font-weight-asian="bold" style:font-size-complex="2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2">MANAPPURAM FINANCE LIMITED SUMMARY</text:span></text:p>
      <text:p text:style-name="Standard"/>
      <text:p text:style-name="Standard"/>
      <text:list xml:id="list7346710015835085232" text:style-name="L1">
        <text:list-item>
          <text:p text:style-name="P8">Manappuram finance was founded in 1949 by V.C Padmanabhan.</text:p>
        </text:list-item>
        <text:list-item>
          <text:p text:style-name="P8">Manappuram started as a modest money lending and pawn broking firm, catering to the needs of the local community.</text:p>
        </text:list-item>
        <text:list-item>
          <text:p text:style-name="P8">Manappuram finance limited is one of India's leading gold loan NBFCs, with over 5000 branches across 28 states and union territories.</text:p>
        </text:list-item>
        <text:list-item>
          <text:p text:style-name="P8">Shri. V.P. Nandakumar is the Chief Promoter, MD and CEO of <text:s/>Manappuram group.</text:p>
        </text:list-item>
        <text:list-item>
          <text:p text:style-name="P8">Led the company's success through vision and leadership.</text:p>
        </text:list-item>
        <text:list-item>
          <text:p text:style-name="P8">Dr. Sumitha Nandan held executive roles at Manappuram finance limited ,including <text:s/>CEO of online gold loan.</text:p>
        </text:list-item>
      </text:list>
      <text:p text:style-name="P1"/>
      <text:p text:style-name="P1"><text:tab/><text:span text:style-name="T1">Vision</text:span> :</text:p>
      <text:p text:style-name="P1"><text:tab/></text:p>
      <text:list xml:id="list6415783582408686869" text:style-name="L2">
        <text:list-item>
          <text:p text:style-name="P9">Become a leading player in financial services.</text:p>
        </text:list-item>
        <text:list-item>
          <text:p text:style-name="P9">Cater to mass market requirements.</text:p>
        </text:list-item>
        <text:list-item>
          <text:p text:style-name="P9">Offer diverse products:</text:p>
          <text:list>
            <text:list-item>
              <text:p text:style-name="P9">Home loans</text:p>
            </text:list-item>
            <text:list-item>
              <text:p text:style-name="P9">Vehicle finance </text:p>
            </text:list-item>
            <text:list-item>
              <text:p text:style-name="P9">Microfinance</text:p>
            </text:list-item>
            <text:list-item>
              <text:p text:style-name="P9">MSME loans</text:p>
            </text:list-item>
            <text:list-item>
              <text:p text:style-name="P9">Gold loans</text:p>
              <text:p text:style-name="P9"/>
            </text:list-item>
          </text:list>
        </text:list-item>
      </text:list>
      <text:p text:style-name="P1"><text:tab/><text:span text:style-name="T1">Mission</text:span> :</text:p>
      <text:list xml:id="list5422690551410225182" text:style-name="L3">
        <text:list-item>
          <text:p text:style-name="P10">Bring convenience to people's lives.</text:p>
        </text:list-item>
        <text:list-item>
          <text:p text:style-name="P10">Make lives easier through financial solutions.</text:p>
        </text:list-item>
        <text:list-item>
          <text:p text:style-name="P10">Offer secured and unsecured credit options.</text:p>
          <text:p text:style-name="P10"/>
        </text:list-item>
      </text:list>
      <text:p text:style-name="P1"><text:tab/><text:span text:style-name="T1">ORGANIZATIONAL <text:s/>STRUCTURE</text:span></text:p>
      <text:p text:style-name="P2"><text:tab/></text:p>
      <text:p text:style-name="P2"><text:tab/><text:tab/>NANDAKUMAR VP(MD &amp;CEO)</text:p>
      <text:list xml:id="list6933248413200180201" text:style-name="L4">
        <text:list-item>
          <text:p text:style-name="P17">MANIKANDAN TG</text:p>
        </text:list-item>
      </text:list>
      <text:list xml:id="list4823773990698865129" text:style-name="L5">
        <text:list-item>
          <text:p text:style-name="P18">AJITH U (Application Management Head)</text:p>
        </text:list-item>
        <text:list-item>
          <text:p text:style-name="P18">JOHN K THOMAS( Application Management Non Gold Loan Head)</text:p>
        </text:list-item>
        <text:list-item>
          <text:p text:style-name="P18">MANU SOMAN(R&amp;D Head)</text:p>
        </text:list-item>
        <text:list-item>
          <text:p text:style-name="P18">RAJEEV K(Head-IT Application)</text:p>
        </text:list-item>
        <text:list-item>
          <text:p text:style-name="P18">HRIDYA NS(Head Quality Assurance)</text:p>
        </text:list-item>
        <text:list-item>
          <text:p text:style-name="P18">SHINE KS(Core Infrastructure Services Delivery)</text:p>
        </text:list-item>
        <text:list-item>
          <text:p text:style-name="P18">VINU JOSEPH(Enterprise Infrastructure Solutions)</text:p>
        </text:list-item>
        <text:list-item>
          <text:p text:style-name="P18">KANNAN KJ(Information Security)</text:p>
        </text:list-item>
        <text:list-item>
          <text:p text:style-name="P18">DIPU P(IT Training)</text:p>
        </text:list-item>
        <text:list-item>
          <text:p text:style-name="P18">NATRAJAN R(IT Hr Head)</text:p>
        </text:list-item>
        <text:list-item>
          <text:p text:style-name="P18">ANJU JOSE P(IT-MIS)</text:p>
        </text:list-item>
      </text:list>
      <text:p text:style-name="P2"/>
      <text:p text:style-name="P3"><text:span text:style-name="T3"><text:tab/></text:span>THINGS TO REMEMBER</text:p>
      <text:p text:style-name="P2"><text:tab/></text:p>
      <text:p text:style-name="P2"><text:tab/>General Policies :</text:p>
      <text:list xml:id="list2446278448371752033" text:style-name="L6">
        <text:list-item>
          <text:p text:style-name="P19">Follow company policies, guidelines, and circulars.</text:p>
        </text:list-item>
        <text:list-item>
          <text:p text:style-name="P19">Utilize company assets for work purposes only.</text:p>
        </text:list-item>
      </text:list>
      <text:p text:style-name="P2"><text:tab/>Leave and Movement :</text:p>
      <text:list xml:id="list8913575100315637644" text:style-name="L7">
        <text:list-item>
          <text:p text:style-name="P20"><text:soft-page-break/>Apply for planned leaves through HRMS.</text:p>
        </text:list-item>
        <text:list-item>
          <text:p text:style-name="P20">Inform Tech Lead / Sub Dept Head / CTO for unplanned leaves.</text:p>
        </text:list-item>
        <text:list-item>
          <text:p text:style-name="P20">Get permission from CTO for external movement.</text:p>
          <text:p text:style-name="P20"><text:tab/></text:p>
          <text:p text:style-name="P20"/>
        </text:list-item>
      </text:list>
      <text:p text:style-name="P2"><text:tab/>Office Etiquette :</text:p>
      <text:list xml:id="list3365222603167481403" text:style-name="L8">
        <text:list-item>
          <text:p text:style-name="P21"><text:s/>Keep workspace clean and orderly.</text:p>
        </text:list-item>
        <text:list-item>
          <text:p text:style-name="P21">Use official email for professional inquiries.</text:p>
        </text:list-item>
        <text:list-item>
          <text:p text:style-name="P21">Avoid wandering during work hours.</text:p>
        </text:list-item>
        <text:list-item>
          <text:p text:style-name="P21">Respect colleagues' privacy.</text:p>
        </text:list-item>
      </text:list>
      <text:p text:style-name="P2"><text:tab/>Prohiboited Actions :</text:p>
      <text:list xml:id="list1909613894503339197" text:style-name="L9">
        <text:list-item>
          <text:p text:style-name="P22">No unauthorized external movements during work hours.</text:p>
        </text:list-item>
        <text:list-item>
          <text:p text:style-name="P22">No sharing company resources for unethical purposes.</text:p>
        </text:list-item>
        <text:list-item>
          <text:p text:style-name="P22">No substance abuse or intoxication at work.</text:p>
        </text:list-item>
      </text:list>
      <text:p text:style-name="P2"><text:tab/>Communications :</text:p>
      <text:list xml:id="list5008538097605504006" text:style-name="L10">
        <text:list-item>
          <text:p text:style-name="P23">Use formal email greetings and closures.</text:p>
        </text:list-item>
        <text:list-item>
          <text:p text:style-name="P23">Keep email subject lines short and descriptive.</text:p>
        </text:list-item>
        <text:list-item>
          <text:p text:style-name="P23">Respond to emails personally.</text:p>
        </text:list-item>
      </text:list>
      <text:p text:style-name="P2"><text:tab/>Miscellaneous :</text:p>
      <text:list xml:id="list7939634215509194177" text:style-name="L11">
        <text:list-item>
          <text:p text:style-name="P24">Sit workstation during office hours.</text:p>
        </text:list-item>
        <text:list-item>
          <text:p text:style-name="P24">Knock before entering someone's cabin.</text:p>
        </text:list-item>
        <text:list-item>
          <text:p text:style-name="P24">Practice good hygiene ( cover mouth when coughing/ sneezing).</text:p>
        </text:list-item>
      </text:list>
      <text:p text:style-name="P2"><text:s/><text:tab/></text:p>
      <text:p text:style-name="P2"><text:tab/>Interpersonal Relations</text:p>
      <text:list xml:id="list499811812339448291" text:style-name="L12">
        <text:list-item>
          <text:p text:style-name="P25">No criticizing or making fun of colleagues.</text:p>
        </text:list-item>
        <text:list-item>
          <text:p text:style-name="P25">Resolve issues through face-to-face discussions.</text:p>
        </text:list-item>
        <text:list-item>
          <text:p text:style-name="P25">Maintain respectful tone and pitch.</text:p>
        </text:list-item>
      </text:list>
      <text:p text:style-name="P2"><text:tab/>Communications :</text:p>
      <text:list xml:id="list5791662094053511395" text:style-name="L13">
        <text:list-item>
          <text:p text:style-name="P26">Use written communication (emails) whenever possible.</text:p>
        </text:list-item>
        <text:list-item>
          <text:p text:style-name="P26">Keep reporting boss informed.</text:p>
        </text:list-item>
        <text:list-item>
          <text:p text:style-name="P26">Use correct email signatures.</text:p>
        </text:list-item>
        <text:list-item>
          <text:p text:style-name="P26">Wait for your turn to speak.</text:p>
        </text:list-item>
        <text:list-item>
          <text:p text:style-name="P26">Pass on information to relevant recepients.</text:p>
        </text:list-item>
      </text:list>
      <text:p text:style-name="P2"><text:tab/>Meetings :</text:p>
      <text:list xml:id="list6134872828957617527" text:style-name="L14">
        <text:list-item>
          <text:p text:style-name="P27">Attend with notepad and pen.</text:p>
        </text:list-item>
        <text:list-item>
          <text:p text:style-name="P27">Jot down important points .</text:p>
        </text:list-item>
      </text:list>
      <text:p text:style-name="P2"><text:tab/>Workplace Etiquette :</text:p>
      <text:list xml:id="list137495639240705375" text:style-name="L15">
        <text:list-item>
          <text:p text:style-name="P28">Stay calm under pressure.</text:p>
        </text:list-item>
        <text:list-item>
          <text:p text:style-name="P28">No shouting or foul language.</text:p>
        </text:list-item>
      </text:list>
      <text:p text:style-name="P2"><text:tab/>Resourse management :</text:p>
      <text:list xml:id="list7139908170009125702" text:style-name="L16">
        <text:list-item>
          <text:p text:style-name="P29">Turn off monitors during breaks.</text:p>
        </text:list-item>
        <text:list-item>
          <text:p text:style-name="P29">Switch off equipments (fans,lights,printers) at the end of day.</text:p>
        </text:list-item>
        <text:list-item>
          <text:p text:style-name="P29">Turn off taps in washrooms.</text:p>
        </text:list-item>
      </text:list>
      <text:p text:style-name="P2"><text:tab/></text:p>
      <text:p text:style-name="P2"><text:tab/><text:span text:style-name="T5">INTERNAL COMPLAINTS COMMITTEE-ICC</text:span></text:p>
      <text:p text:style-name="P2"><text:tab/></text:p>
      <text:p text:style-name="P2"><text:tab/><text:span text:style-name="T1">PREVENTATION OF SEXUAL HARASSMENT AGAINST </text:span></text:p>
      <text:p text:style-name="P3"><text:span text:style-name="T3"><text:tab/> <text:s text:c="4"/></text:span><text:s/>WOMEN <text:s/>IN WORKPLACE ACT 2012 IN MAFIL </text:p>
      <text:p text:style-name="P3"/>
      <text:p text:style-name="P2">MAFIL is an equal employment opportunity provider . MAFIL firmly believes that women have <text:s/>fundamental rights to equality life and to live with dignity. MAFIL is committed to providing equal employment opportunities and a safe work environment for women ,free from sexual harassment.</text:p>
      <text:p text:style-name="P2"><text:soft-page-break/><text:tab/></text:p>
      <text:p text:style-name="P2"><text:tab/>ICC policy : </text:p>
      <text:p text:style-name="P2"><text:tab/><text:tab/>To achieve this gold , MAFIL has established an Internal Complaints Committee in complaints with the sexual harrasment of women at workplace (prevention, prohibition and redressal) Act ,2012 .</text:p>
      <text:p text:style-name="P2"/>
      <text:p text:style-name="P2"><text:tab/>ICC Members : </text:p>
      <text:p text:style-name="P2"><text:tab/><text:tab/>Presiding Officer : Smt.Bindu A L</text:p>
      <text:p text:style-name="P2"><text:tab/><text:tab/>Members : Adv. Mridhula Mukundan, Smt.Vijayalakshmi MS, Smt. Abitha <text:s/>bai P.B</text:p>
      <text:p text:style-name="P2"><text:tab/><text:tab/>Independent member : Smt. Sheeba <text:s/>Ameer.</text:p>
      <text:p text:style-name="P2"><text:tab/></text:p>
      <text:p text:style-name="P2"><text:tab/><text:span text:style-name="T1">MAFIL Employee Speak Up Policy </text:span></text:p>
      <text:p text:style-name="P2"><text:tab/><text:tab/>Purpose: Report breaches or potential breaches of Business principles and policies.</text:p>
      <text:p text:style-name="P2"><text:tab/><text:tab/>Employee Responsibilities: </text:p>
      <text:list xml:id="list8238500870164688419" text:style-name="L17">
        <text:list-item>
          <text:p text:style-name="P30">Report promptly if suspicious of a breach .</text:p>
        </text:list-item>
        <text:list-item>
          <text:p text:style-name="P30">Report concerns to line management or independent/confidential channels.</text:p>
        </text:list-item>
        <text:list-item>
          <text:p text:style-name="P30">Provide detailed information for investigation.</text:p>
        </text:list-item>
      </text:list>
      <text:p text:style-name="P2"><text:tab/><text:tab/>Action Items:</text:p>
      <text:list xml:id="list1570376135709331101" text:style-name="L18">
        <text:list-item>
          <text:p text:style-name="P31">Review Speak Up policy (Circular No.5815).</text:p>
        </text:list-item>
        <text:list-item>
          <text:p text:style-name="P31">Familiarize yourself with reporting channels (Annexure).</text:p>
        </text:list-item>
        <text:list-item>
          <text:p text:style-name="P31">Report concerns and breaches promptly.</text:p>
        </text:list-item>
      </text:list>
      <text:p text:style-name="P2"><text:tab/></text:p>
      <text:p text:style-name="P2"/>
      <text:p text:style-name="P2"><text:tab/><text:span text:style-name="T1">DRESS CODE</text:span></text:p>
      <text:p text:style-name="P2"/>
      <text:p text:style-name="P2"><text:tab/>Dress code for Men:</text:p>
      <text:list xml:id="list432426728473777559" text:style-name="L19">
        <text:list-item>
          <text:p text:style-name="P32">Shirts : White, light blue, blue or light colored (full sleeves)</text:p>
        </text:list-item>
        <text:list-item>
          <text:p text:style-name="P32">Trousers : Dark colored (or light colored matching trousers with dark shirt)</text:p>
        </text:list-item>
        <text:list-item>
          <text:p text:style-name="P32">Grooming : Clean shaven or trimmed beard , well-groomed hair</text:p>
        </text:list-item>
        <text:list-item>
          <text:p text:style-name="P32">Footwear: Black/brown shoes </text:p>
        </text:list-item>
        <text:list-item>
          <text:p text:style-name="P32">Accessories:Black or brown belt,socks</text:p>
        </text:list-item>
        <text:list-item>
          <text:p text:style-name="P32">Tie: mandatory on mondays .</text:p>
        </text:list-item>
      </text:list>
      <text:p text:style-name="P2"><text:tab/>Dress code for women:</text:p>
      <text:list xml:id="list2428038427533961288" text:style-name="L20">
        <text:list-item>
          <text:p text:style-name="P33">Hair: Neat and styled</text:p>
        </text:list-item>
        <text:list-item>
          <text:p text:style-name="P33">Jewelry and makeup: simple</text:p>
        </text:list-item>
        <text:list-item>
          <text:p text:style-name="P33">Attire: Sarees,Formal salwaar kameez</text:p>
        </text:list-item>
        <text:list-item>
          <text:p text:style-name="P33">Special occasions: Traditionsl dresses</text:p>
        </text:list-item>
        <text:list-item>
          <text:p text:style-name="P33">Saree day: Wednesdays</text:p>
        </text:list-item>
      </text:list>
      <text:p text:style-name="P2"/>
      <text:p text:style-name="P2"><text:tab/><text:span text:style-name="T1">INSTRUCTION ON WEARING IDENTITY BADGES</text:span></text:p>
      <text:p text:style-name="P3"/>
      <text:list xml:id="list2100746571877071624" text:style-name="L21">
        <text:list-item>
          <text:p text:style-name="P34">All the employees should wear their identity badges</text:p>
        </text:list-item>
        <text:list-item>
          <text:p text:style-name="P34">It should be worn with a tag in a visible manner during the working hours</text:p>
        </text:list-item>
        <text:list-item>
          <text:p text:style-name="P34">Don't use clips /safety pin etc.for hanging up the identity badges.</text:p>
        </text:list-item>
        <text:list-item>
          <text:p text:style-name="P34">Not wearing identity badges during working hours is liable for punishment.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3"><text:tab/></text:span>SAMPLE OF CTC STRUCTURE BREAKUP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4">COMPONENT NAME</text:p>
            </table:table-cell>
            <table:table-cell table:style-name="Table1.A1" office:value-type="string">
              <text:p text:style-name="P4">GRADUATE</text:p>
            </table:table-cell>
            <table:table-cell table:style-name="Table1.A1" office:value-type="string">
              <text:p text:style-name="P4">POST GRADUATE</text:p>
            </table:table-cell>
            <table:table-cell table:style-name="Table1.D1" office:value-type="string">
              <text:p text:style-name="P4">B TECH</text:p>
            </table:table-cell>
          </table:table-row>
        </table:table-header-rows>
        <table:table-row>
          <table:table-cell table:style-name="Table1.A2" office:value-type="string">
            <text:p text:style-name="P5">Basic pay</text:p>
          </table:table-cell>
          <table:table-cell table:style-name="Table1.B2" office:value-type="float" office:value="8800">
            <text:p text:style-name="P5">8800</text:p>
          </table:table-cell>
          <table:table-cell table:style-name="Table1.B2" office:value-type="float" office:value="9680">
            <text:p text:style-name="P5">9680</text:p>
          </table:table-cell>
          <table:table-cell table:style-name="Table1.D2" office:value-type="float" office:value="13000">
            <text:p text:style-name="P5">13000</text:p>
          </table:table-cell>
        </table:table-row>
        <table:table-row>
          <table:table-cell table:style-name="Table1.A2" office:value-type="string">
            <text:p text:style-name="P5">VDA</text:p>
          </table:table-cell>
          <table:table-cell table:style-name="Table1.B2" office:value-type="float" office:value="4940">
            <text:p text:style-name="P5">4940</text:p>
          </table:table-cell>
          <table:table-cell table:style-name="Table1.B2" office:value-type="float" office:value="4940">
            <text:p text:style-name="P5">4940</text:p>
          </table:table-cell>
          <table:table-cell table:style-name="Table1.D2" office:value-type="float" office:value="4940">
            <text:p text:style-name="P5">4940</text:p>
          </table:table-cell>
        </table:table-row>
        <table:table-row>
          <table:table-cell table:style-name="Table1.A2" office:value-type="string">
            <text:p text:style-name="P5">Bonus</text:p>
          </table:table-cell>
          <table:table-cell table:style-name="Table1.B2" office:value-type="float" office:value="2872.8">
            <text:p text:style-name="P5">2872.8</text:p>
          </table:table-cell>
          <table:table-cell table:style-name="Table1.B2" office:value-type="float" office:value="2872.8">
            <text:p text:style-name="P5">2872.8</text:p>
          </table:table-cell>
          <table:table-cell table:style-name="Table1.D2" office:value-type="float" office:value="2872.8">
            <text:p text:style-name="P5">2872.8</text:p>
          </table:table-cell>
        </table:table-row>
        <table:table-row>
          <table:table-cell table:style-name="Table1.A2" office:value-type="string">
            <text:p text:style-name="P5">ESI Employer Contribution</text:p>
          </table:table-cell>
          <table:table-cell table:style-name="Table1.B2" office:value-type="float" office:value="466.83">
            <text:p text:style-name="P5">466.83</text:p>
          </table:table-cell>
          <table:table-cell table:style-name="Table1.B2" office:value-type="float" office:value="519.16">
            <text:p text:style-name="P5">519.16</text:p>
          </table:table-cell>
          <table:table-cell table:style-name="Table1.D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5">Outstation Allowence*</text:p>
          </table:table-cell>
          <table:table-cell table:style-name="Table1.B2" office:value-type="float" office:value="1250">
            <text:p text:style-name="P5">1250</text:p>
          </table:table-cell>
          <table:table-cell table:style-name="Table1.B2" office:value-type="float" office:value="1250">
            <text:p text:style-name="P5">1250</text:p>
          </table:table-cell>
          <table:table-cell table:style-name="Table1.D2" office:value-type="float" office:value="1750">
            <text:p text:style-name="P5">1750</text:p>
          </table:table-cell>
        </table:table-row>
        <table:table-row>
          <table:table-cell table:style-name="Table1.A2" office:value-type="string">
            <text:p text:style-name="P5">PF Employer Contribution</text:p>
          </table:table-cell>
          <table:table-cell table:style-name="Table1.B2" office:value-type="float" office:value="1875">
            <text:p text:style-name="P5">1875</text:p>
          </table:table-cell>
          <table:table-cell table:style-name="Table1.B2" office:value-type="float" office:value="1875">
            <text:p text:style-name="P5">1875</text:p>
          </table:table-cell>
          <table:table-cell table:style-name="Table1.D2" office:value-type="float" office:value="1875">
            <text:p text:style-name="P5">1875</text:p>
          </table:table-cell>
        </table:table-row>
        <table:table-row>
          <table:table-cell table:style-name="Table1.A2" office:value-type="string">
            <text:p text:style-name="P5">SPECIAL PAY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float" office:value="3208.2">
            <text:p text:style-name="P5">3208.2</text:p>
          </table:table-cell>
        </table:table-row>
        <table:table-row>
          <table:table-cell table:style-name="Table1.A2" office:value-type="string">
            <text:p text:style-name="P6">TOTAL</text:p>
          </table:table-cell>
          <table:table-cell table:style-name="Table1.B2" office:value-type="float" office:value="20204.63">
            <text:p text:style-name="P6">20204.63</text:p>
          </table:table-cell>
          <table:table-cell table:style-name="Table1.B2" office:value-type="float" office:value="21136.96">
            <text:p text:style-name="P6">21136.96</text:p>
          </table:table-cell>
          <table:table-cell table:style-name="Table1.D2" office:value-type="float" office:value="27646">
            <text:p text:style-name="P6">27646</text:p>
          </table:table-cell>
        </table:table-row>
      </table:table>
      <text:p text:style-name="P3"/>
      <text:list xml:id="list2656864130966117281" text:style-name="L22">
        <text:list-header>
          <text:p text:style-name="P11"><text:s/></text:p>
        </text:list-header>
      </text:list>
      <text:p text:style-name="P1"><text:tab/><text:span text:style-name="T1">ADDITIONAL EMPLIOYEE BENEFITS</text:span></text:p>
      <text:p text:style-name="P3"/>
      <text:list xml:id="list682885622738520409" text:style-name="L23">
        <text:list-item>
          <text:p text:style-name="P35">Provident Funt (PF) :Equal employer-employee contribution.</text:p>
        </text:list-item>
        <text:list-item>
          <text:p text:style-name="P35">Mediclaim: Medical coverage for permanent staff(non-ESI).</text:p>
        </text:list-item>
        <text:list-item>
          <text:p text:style-name="P35">ESI(Employees' State Insurance): Applies to employees earning &lt;=Rs.21000/month.</text:p>
        </text:list-item>
        <text:list-item>
          <text:p text:style-name="P35">Gratuity : Eligible after 5 years of confirmed services.</text:p>
        </text:list-item>
        <text:list-item>
          <text:p text:style-name="P35">Bonus / Ex-gratia: Annual payment subject to company's financial performance .</text:p>
        </text:list-item>
      </text:list>
      <text:p text:style-name="P2"/>
      <text:p text:style-name="P1"><text:span text:style-name="T3"><text:tab/></text:span><text:span text:style-name="T1">GENERAL RULES &amp; PROCEDURES</text:span></text:p>
      <text:p text:style-name="P3"/>
      <text:p text:style-name="P2"><text:tab/>Working Hours &amp; Attendance<text:tab/></text:p>
      <text:list xml:id="list7060330591308777556" text:style-name="L24">
        <text:list-item>
          <text:p text:style-name="P36">Office hours:8.30 AM -5.30 PM (9 hours including lunch break)</text:p>
        </text:list-item>
        <text:list-item>
          <text:p text:style-name="P36">Late punching allowed : 15 minutes/ month( max 10 minutes late) </text:p>
        </text:list-item>
        <text:list-item>
          <text:p text:style-name="P36">Early leaving: Requires CTO approval ,45 minutes prior to closing</text:p>
        </text:list-item>
      </text:list>
      <text:p text:style-name="P2"><text:tab/>Leave Policy</text:p>
      <text:list xml:id="list4162731236720701898" text:style-name="L25">
        <text:list-item>
          <text:p text:style-name="P37">Confirmed employees: 36 days/year (12 casual, 12 sick, 12 earned)</text:p>
        </text:list-item>
        <text:list-item>
          <text:p text:style-name="P37">Probationary employees: 12 days/year(12 casual ,0 sick,0 earned)</text:p>
        </text:list-item>
      </text:list>
      <text:p text:style-name="P2"><text:tab/>Holidays</text:p>
      <text:list xml:id="list7835984988321791096" text:style-name="L26">
        <text:list-item>
          <text:p text:style-name="P38">National holidays: 4 (jan 26, may 1, aug 15, oct 2)</text:p>
        </text:list-item>
        <text:list-item>
          <text:p text:style-name="P38">Festival holidays: 9/year (as per kerala Industrial Establishments Act)</text:p>
        </text:list-item>
      </text:list>
      <text:p text:style-name="P2"><text:tab/>Attendance Rules</text:p>
      <text:list xml:id="list3807671804590618311" text:style-name="L27">
        <text:list-item>
          <text:p text:style-name="P39">Mark attendance morning and evening </text:p>
        </text:list-item>
        <text:list-item>
          <text:p text:style-name="P39">proxy punching prohibited</text:p>
        </text:list-item>
      </text:list>
      <text:p text:style-name="P2"><text:tab/></text:p>
      <text:p text:style-name="P2"><text:tab/><text:span text:style-name="T1">LEAVE APPROVAL HIERAECHY</text:span></text:p>
      <text:p text:style-name="P3"/>
      <text:list xml:id="list2312890759361835103" text:style-name="L28">
        <text:list-item>
          <text:p text:style-name="P40">HoD/leave Approving authority : Max 4 leaves/month</text:p>
        </text:list-item>
        <text:list-item>
          <text:p text:style-name="P40">Excess leave: Requires MD &amp; CEO approval</text:p>
        </text:list-item>
        <text:list-item>
          <text:p text:style-name="P40">Includes all leave types (Loss of Pay, Casual,Sick,Earned)</text:p>
        </text:list-item>
      </text:list>
      <text:p text:style-name="P2"><text:tab/>Leave restrictions:</text:p>
      <text:list xml:id="list4584567442333821210" text:style-name="L29">
        <text:list-item>
          <text:p text:style-name="P41">New employees(&lt;1 year service):1 leave / month</text:p>
        </text:list-item>
        <text:list-item>
          <text:p text:style-name="P41"><text:soft-page-break/>Quarterly leave limit :12 leaves (all types)</text:p>
        </text:list-item>
        <text:list-item>
          <text:p text:style-name="P41">exceeding limit: salary blocked, explanation required, MD and CEO approval for release.</text:p>
        </text:list-item>
      </text:list>
      <text:p text:style-name="P2"/>
      <text:p text:style-name="P2"><text:tab/><text:span text:style-name="T1">THINGS TO KNOW</text:span></text:p>
      <text:p text:style-name="P2"><text:span text:style-name="T1"/></text:p>
      <text:p text:style-name="P2"><text:tab/>HOW TO MARK ATTENDANCE :</text:p>
      <text:p text:style-name="P2"/>
      <text:list xml:id="list7414397421348339706" text:style-name="L30">
        <text:list-item>
          <text:p text:style-name="P42">Enter your credentials</text:p>
        </text:list-item>
        <text:list-item>
          <text:p text:style-name="P42">Adjust the web camera to make sure that your face has been clerly captured .</text:p>
        </text:list-item>
        <text:list-item>
          <text:p text:style-name="P42">Then click “confirm”.</text:p>
        </text:list-item>
      </text:list>
      <text:p text:style-name="P2"/>
      <text:p text:style-name="P2"><text:tab/><text:span text:style-name="T1">MOVEMENT REQUEST AND APPROVAL</text:span></text:p>
      <text:p text:style-name="P2"><text:span text:style-name="T1"/></text:p>
      <text:p text:style-name="P2"><text:tab/>Employee movement during office hours is capped by 1 hour maximum per movement <text:s/>for personal work. Each employee can utilize a maximum of 3 movements per month for personal work.</text:p>
      <text:p text:style-name="P2"><text:tab/>In the event of any employee exceeding the 1 hour limit , the system will mark loss of pay to the concerned employee.</text:p>
      <text:p text:style-name="P2"/>
      <text:list xml:id="list75251312466055692" text:style-name="L31">
        <text:list-header>
          <text:p text:style-name="P43">Path :</text:p>
        </text:list-header>
        <text:list-item>
          <text:p text:style-name="P43">Login to Manappuram ESS App- Virtual office -Movement Request</text:p>
        </text:list-item>
        <text:list-item>
          <text:p text:style-name="P43">Login to Application Portal-HO Apps-E Movement - E Movement Request.</text:p>
        </text:list-item>
      </text:list>
      <text:p text:style-name="P2"/>
      <text:p text:style-name="P2"/>
      <text:p text:style-name="P2"><text:tab/><text:span text:style-name="T1">EMPLOYEE SKILL ENHANCEMENT PROGRAMMES</text:span></text:p>
      <text:p text:style-name="P2"><text:span text:style-name="T1"/></text:p>
      <text:list xml:id="list8479271303604984565" text:style-name="L32">
        <text:list-item>
          <text:p text:style-name="P12"><text:span text:style-name="T3">Learning <text:s/>Management System -MADU</text:span></text:p>
        </text:list-item>
        <text:list-item>
          <text:p text:style-name="P12"><text:span text:style-name="T3">Company Sponsored Higher Education Programme</text:span></text:p>
        </text:list-item>
      </text:list>
      <text:p text:style-name="P1"><text:span text:style-name="T3"/></text:p>
      <text:p text:style-name="P1"><text:span text:style-name="T3"><text:tab/></text:span><text:span text:style-name="T1">GUIDELINES FOR LOGIN TO MADU</text:span></text:p>
      <text:p text:style-name="P1"><text:span text:style-name="T1"/></text:p>
      <text:list xml:id="list6225760807731055998" text:style-name="L33">
        <text:list-item>
          <text:p text:style-name="P44">MADU provides the opportunity to learn various disciplines, technical as well as generic,with an <text:s/>advanced <text:s/>makeover.</text:p>
        </text:list-item>
        <text:list-item>
          <text:p text:style-name="P44">LMS module completion will be key criteria for annual appraisal .</text:p>
        </text:list-item>
        <text:list-item>
          <text:p text:style-name="P44">Go to madu site through Mozilla Firefox</text:p>
        </text:list-item>
        <text:list-item>
          <text:p text:style-name="P44">Login with your employee code with prefix “MM” (MM100053)</text:p>
        </text:list-item>
        <text:list-item>
          <text:p text:style-name="P44">Password <text:a xlink:type="simple" xlink:href="mailto:Madu@123" text:style-name="Internet_20_link" text:visited-style-name="Visited_20_Internet_20_Link">Madu@123</text:a></text:p>
        </text:list-item>
        <text:list-item>
          <text:p text:style-name="P44">Submit</text:p>
        </text:list-item>
        <text:list-item>
          <text:p text:style-name="P44">Change Password as directed</text:p>
        </text:list-item>
        <text:list-item>
          <text:p text:style-name="P44">Update profile photo,official mail id and mobile number and complete the E learning courses.</text:p>
        </text:list-item>
      </text:list>
      <text:p text:style-name="P2"/>
      <text:p text:style-name="P2"/>
      <text:p text:style-name="P2"><text:tab/><text:span text:style-name="T1">RESIGNATION POLICY</text:span></text:p>
      <text:p text:style-name="P2"><text:span text:style-name="T1"/></text:p>
      <text:p text:style-name="P2"><text:tab/>Notice Period :</text:p>
      <text:list xml:id="list1302758130436096849" text:style-name="L34">
        <text:list-item>
          <text:p text:style-name="P45">Minimum 3 months' notice required </text:p>
        </text:list-item>
        <text:list-item>
          <text:p text:style-name="P45">Failure to provide notice : Salary/ allowance deduction for deficient days.</text:p>
        </text:list-item>
      </text:list>
      <text:p text:style-name="P2"><text:tab/>Resignation Process:</text:p>
      <text:list xml:id="list3742414825015786408" text:style-name="L36">
        <text:list-item>
          <text:p text:style-name="P13"><text:span text:style-name="T3">Log in to HRMS</text:span></text:p>
        </text:list-item>
        <text:list-item>
          <text:p text:style-name="P13"><text:soft-page-break/><text:span text:style-name="T3">Posting &gt; Resignation</text:span></text:p>
        </text:list-item>
        <text:list-item>
          <text:p text:style-name="P13"><text:span text:style-name="T3">Enter details&gt; Confirm</text:span></text:p>
        </text:list-item>
      </text:list>
      <text:p text:style-name="P1"><text:span text:style-name="T3"/></text:p>
      <text:p text:style-name="P1"><text:span text:style-name="T3"/></text:p>
      <text:p text:style-name="P1"><text:span text:style-name="T3"><text:tab/>Resignation Cancellation :</text:span></text:p>
      <text:list xml:id="list7033119883768037116" text:style-name="L38">
        <text:list-item>
          <text:p text:style-name="P14"><text:span text:style-name="T3">Available up to 30 days from resignation date</text:span></text:p>
        </text:list-item>
        <text:list-item>
          <text:p text:style-name="P14"><text:span text:style-name="T3">Requires MD &amp; CEO approval </text:span></text:p>
        </text:list-item>
        <text:list-item>
          <text:p text:style-name="P14"><text:span text:style-name="T3">Recommendation from line managers/Department Head</text:span></text:p>
        </text:list-item>
        <text:list-item>
          <text:p text:style-name="P14"><text:span text:style-name="T3">Paperless module for approval</text:span></text:p>
        </text:list-item>
      </text:list>
      <text:p text:style-name="P1"><text:span text:style-name="T3"/></text:p>
      <text:p text:style-name="P1"><text:span text:style-name="T3"><text:tab/>Key Restrictions:</text:span></text:p>
      <text:list xml:id="list1604261723752047476" text:style-name="L39">
        <text:list-item>
          <text:p text:style-name="P15"><text:span text:style-name="T3">No cancellation after 30 days from resignation date.</text:span></text:p>
        </text:list-item>
      </text:list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tab/><text:tab/><text:tab/><text:tab/><text:tab/></text:span><text:span text:style-name="T13">THANK YOU....</text:span></text:p>
      <text:p text:style-name="P2"/>
      <text:p text:style-name="P2"/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8T10:25:02.58</meta:creation-date>
    <dc:date>2024-09-30T10:21:02.13</dc:date>
    <meta:editing-duration>PT6H42M17S</meta:editing-duration>
    <meta:editing-cycles>9</meta:editing-cycles>
    <meta:generator>OpenOffice/4.1.1$Win32 OpenOffice.org_project/411m6$Build-9775</meta:generator>
    <meta:document-statistic meta:table-count="1" meta:image-count="0" meta:object-count="0" meta:page-count="6" meta:paragraph-count="233" meta:word-count="1336" meta:character-count="8367"/>
  </office:meta>
</office:document-meta>
</file>